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6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4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7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5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3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9.2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487cm"/>
    </style:style>
    <style:style style:name="P1" style:family="paragraph">
      <style:text-properties fo:font-family="'나눔고딕 ExtraBold'" style:font-family-generic="moder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0000ff" fo:font-family="'나눔고딕 ExtraBold'" style:font-family-generic="modern" style:font-pitch="variable" fo:font-size="24pt" style:font-size-asian="24pt" style:font-size-complex="24pt"/>
    </style:style>
    <style:style style:name="P4" style:family="paragraph">
      <style:text-properties fo:font-family="'맑은 고딕'" style:font-family-generic="modern" style:font-pitch="variable" fo:font-size="20pt"/>
    </style:style>
    <style:style style:name="P5" style:family="paragraph">
      <style:text-properties fo:color="#193300" fo:font-family="'맑은 고딕'" style:font-family-generic="modern" style:font-pitch="variable" fo:font-size="20pt"/>
    </style:style>
    <style:style style:name="T1" style:family="text">
      <style:text-properties fo:font-family="'나눔고딕 ExtraBold'" style:font-family-generic="modern" style:font-pitch="variable"/>
    </style:style>
    <style:style style:name="T2" style:family="text">
      <style:text-properties fo:color="#000000" fo:font-family="'나눔고딕 ExtraBold'" style:font-family-generic="modern" style:font-pitch="variable" fo:font-size="16pt" style:font-size-asian="16pt" style:font-size-complex="16pt"/>
    </style:style>
    <style:style style:name="T3" style:family="text">
      <style:text-properties fo:color="#0000ff" fo:font-family="'나눔고딕 ExtraBold'" style:font-family-generic="modern" style:font-pitch="variable" fo:font-size="24pt" style:font-size-asian="24pt" style:font-size-complex="24pt"/>
    </style:style>
    <style:style style:name="T4" style:family="text">
      <style:text-properties fo:color="#19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3.411cm" svg:height="0.988cm" svg:x="2.389cm" svg:y="5.5cm">
          <draw:text-box>
            <text:p><text:span text:style-name="T1">Tidy(</text:span><text:span text:style-name="T1">정제</text:span><text:span text:style-name="T1">)</text:span></text:p>
          </draw:text-box>
        </draw:frame>
        <draw:frame draw:style-name="gr2" draw:text-style-name="P1" xml:id="id3" draw:id="id3" draw:layer="layout" svg:width="5.168cm" svg:height="0.988cm" svg:x="6.9cm" svg:y="6cm">
          <draw:text-box>
            <text:p><text:span text:style-name="T1">Transform(</text:span><text:span text:style-name="T1">변환</text:span><text:span text:style-name="T1">)</text:span></text:p>
          </draw:text-box>
        </draw:frame>
        <draw:frame draw:style-name="gr3" draw:text-style-name="P1" xml:id="id1" draw:id="id1" draw:layer="layout" svg:width="5.405cm" svg:height="0.988cm" svg:x="12.4cm" svg:y="2.121cm">
          <draw:text-box>
            <text:p><text:span text:style-name="T1">Visualize(</text:span><text:span text:style-name="T1">시각화</text:span><text:span text:style-name="T1">)</text:span></text:p>
          </draw:text-box>
        </draw:frame>
        <draw:frame draw:style-name="gr4" draw:text-style-name="P1" xml:id="id2" draw:id="id2" draw:layer="layout" svg:width="4.748cm" svg:height="0.988cm" svg:x="12.4cm" svg:y="10.8cm">
          <draw:text-box>
            <text:p><text:span text:style-name="T1">Model(</text:span><text:span text:style-name="T1">모형화</text:span><text:span text:style-name="T1">)</text:span></text:p>
          </draw:text-box>
        </draw:frame>
        <draw:line draw:style-name="gr5" draw:text-style-name="P2" draw:layer="layout" svg:x1="1.3cm" svg:y1="6.6cm" svg:x2="7.2cm" svg:y2="6.6cm">
          <text:p/>
        </draw:line>
        <draw:connector draw:style-name="gr6" draw:text-style-name="P2" draw:layer="layout" draw:type="curve" draw:line-skew="0.981cm" svg:x1="17.805cm" svg:y1="2.615cm" svg:x2="17.148cm" svg:y2="11.294cm" draw:start-shape="id1" draw:start-glue-point="1" draw:end-shape="id2" draw:end-glue-point="1" svg:d="M17805 2615c2221 0 2550 8679-657 8679">
          <text:p/>
        </draw:connector>
        <draw:connector draw:style-name="gr6" draw:text-style-name="P2" draw:layer="layout" draw:type="curve" svg:x1="12.4cm" svg:y1="2.615cm" svg:x2="9.484cm" svg:y2="6cm" draw:start-shape="id1" draw:start-glue-point="3" draw:end-shape="id3" svg:d="M12400 2615c-1944 0-2916 1128-2916 3385">
          <text:p/>
        </draw:connector>
        <draw:connector draw:style-name="gr6" draw:text-style-name="P2" draw:layer="layout" draw:type="curve" svg:x1="9.342cm" svg:y1="8.125cm" svg:x2="12.4cm" svg:y2="11.294cm" draw:start-shape="id4" draw:start-glue-point="2" draw:end-shape="id2" draw:end-glue-point="3" svg:d="M9342 8125c0 2113 1019 3169 3058 3169">
          <text:p/>
        </draw:connector>
        <draw:frame draw:style-name="gr7" draw:text-style-name="P3" draw:layer="layout" svg:width="5.269cm" svg:height="1.225cm" svg:x="0.8cm" svg:y="6.675cm">
          <draw:text-box>
            <text:p><text:span text:style-name="T2">Reshape2...</text:span><text:span text:style-name="T3">tidyr</text:span></text:p>
          </draw:text-box>
        </draw:frame>
        <draw:frame draw:style-name="gr8" draw:text-style-name="P3" draw:layer="layout" svg:width="5.061cm" svg:height="1.225cm" svg:x="12.4cm" svg:y="2.775cm">
          <draw:text-box>
            <text:p><text:span text:style-name="T2">ggplot2...</text:span><text:span text:style-name="T3">ggvis</text:span></text:p>
          </draw:text-box>
        </draw:frame>
        <draw:frame draw:style-name="gr9" draw:text-style-name="P3" xml:id="id4" draw:id="id4" draw:layer="layout" svg:width="3.884cm" svg:height="1.225cm" svg:x="7.4cm" svg:y="6.9cm">
          <draw:text-box>
            <text:p><text:span text:style-name="T2">plyr...</text:span><text:span text:style-name="T3">dplyr</text:span></text:p>
          </draw:text-box>
        </draw:frame>
        <draw:frame draw:style-name="gr10" draw:text-style-name="P5" draw:layer="layout" svg:width="9.756cm" svg:height="1.386cm" svg:x="10.171cm" svg:y="1.2cm">
          <draw:text-box>
            <text:p text:style-name="P4"><text:span text:style-name="T4">Surprise, but no scalability</text:span></text:p>
          </draw:text-box>
        </draw:frame>
        <draw:frame draw:style-name="gr11" draw:text-style-name="P5" draw:layer="layout" svg:width="7.987cm" svg:height="1.386cm" svg:x="10.671cm" svg:y="9.714cm">
          <draw:text-box>
            <text:p text:style-name="P4"><text:span text:style-name="T4">Scale, but no Surpri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2T22:45:09.25</meta:creation-date>
    <dc:date>2015-04-24T00:33:07.26</dc:date>
    <meta:editing-duration>PT15M11S</meta:editing-duration>
    <meta:editing-cycles>3</meta:editing-cycles>
    <meta:generator>OpenOffice/4.1.0$Win32 OpenOffice.org_project/410m18$Build-9764</meta:generator>
    <meta:document-statistic meta:object-count="13"/>
  </office:meta>
</office:document-meta>
</file>